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1.412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1.412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1.<text:span text:style-name="T2">      <text:s/></text:span>How do you initialize a new Git repository named "project1" on your local machine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C:\Users\44746\Desktop\BigData&gt;git init project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<text:span text:style-name="T2">2.      <text:s/></text:span><text:span text:style-name="T1">How do you add a new file named "index.html" to the "project1" repository?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C:\Users\44746\Desktop\BigData\project1&gt;git add index.txt</text:p>
          </table:table-cell>
          <table:table-cell table:number-columns-repeated="5" table:style-name="ce1"/>
          <table:table-cell office:value-type="string" table:style-name="ce1">
            <text:p>#adding index.txt in repository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git status</text:p>
          </table:table-cell>
          <table:table-cell office:value-type="string" table:style-name="ce1">
            <text:p>#To know the statu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C:\Users\44746\Desktop\BigData\project1&gt;git commit -m "add index.txt"</text:p>
          </table:table-cell>
          <table:table-cell table:number-columns-repeated="7" table:style-name="ce1"/>
          <table:table-cell office:value-type="string" table:style-name="ce1">
            <text:p>#commit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string" table:style-name="ce1">
            <text:p>[master (root-commit) 0329ddd] add index.txt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<text:s/>1 file changed, 0 insertions(+), 0 deletions(-)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3.<text:span text:style-name="T2">      <text:s/></text:span>How do you stage the changes made to "index.html" for committing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add index.tx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4.<text:span text:style-name="T2">      <text:s/></text:span>How do you commit the changes made to "index.html" with a commit message of "Add index.html"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git commit -m "add index.txt"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5.<text:span text:style-name="T2">      <text:s/></text:span>How do you view the commit history of the "project1" repository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C:\Users\44746\Desktop\BigData\project1&gt;git log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mmit 0329ddd27aadc15e18233b3683c168deb2b6cb6b (HEAD -&gt; master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uthor: PratyushaJonnalagadda9 &lt;pratyusha.inspire@gmail.com&gt;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ate: <text:s text:c="2"/>Thu Jul 6 05:08:14 2023 +01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<text:s text:c="4"/>add index.tx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6.<text:span text:style-name="T2">      <text:s/></text:span>How do you create a new branch named "feature-branch" in the "project1" repository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branch feature-branch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7.<text:span text:style-name="T2">      <text:s/></text:span>How do you switch to the "feature-branch" in the "project1" repository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checkout feature-branch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C:\Users\44746\Desktop\BigData\project1&gt;git checkout feature-branch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Switched to branch 'feature-branch'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8.<text:span text:style-name="T2">      <text:s/></text:span>How do you make changes to "index.html" in the "feature-branch"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add index.txt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9.<text:span text:style-name="T2">      <text:s/></text:span>How do you stage and commit the changes made in the "feature-branch" with a commit message of "Update index.html in feature branch"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commit -m "Updated index.txt in feature branch"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10.<text:span text:style-name="T2">      <text:s/></text:span>How do you switch back to the main branch in the "project1" repository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checkout mast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1.<text:span text:style-name="T2">      <text:s/></text:span>How do you merge the changes from the "feature-branch" into the main branch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merge feature-branch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2.<text:span text:style-name="T2">      <text:s/></text:span>How do you resolve any merge conflicts that occur during the merge process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merge --continu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3.<text:span text:style-name="T2">      <text:s/></text:span>How do you view the changes introduced by the merge commit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show &lt;merge-commit-hash&gt;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4.<text:span text:style-name="T2">      <text:s/></text:span>How do you create a new tag named "v1.0" for the current commit in the "project1" repository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git tag v1.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5.<text:span text:style-name="T2">      <text:s/></text:span>How do you push the "project1" repository to a remote repository named "origin"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remote add origin https://github.com/PratyushaJonnalagadda9/project1.git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it push -u origin maste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6.<text:span text:style-name="T2">      <text:s/></text:span>How do you clone the "project1" repository from a remote repository to another machine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clone https://github.com/PratyushaJonnalagadda9/project1.gi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7.<text:span text:style-name="T2">      <text:s/></text:span>How do you fetch the latest changes from the remote repository to your local "project1" repository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fetch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8.<text:span text:style-name="T2">      <text:s/></text:span>How do you pull the latest changes from the remote repository into your current branch in the "project1" repository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git pull origin mas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9.<text:span text:style-name="T2">      <text:s/></text:span>How do you create a new branch named "bug-fix" in the "project1" repository based on a specific commit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branch bug-fix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20.<text:span text:style-name="T2">      <text:s/></text:span>How do you revert the last commit made in the "project1" repository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git revert HEAD</text:p>
          </table:table-cell>
          <table:table-cell table:number-columns-repeated="16381" table:style-name="ce1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Pratyusha Jonnalagadda</meta:initial-creator>
    <dc:creator>Pratyusha Jonnalagadda</dc:creator>
    <meta:creation-date>2023-07-06T03:51:38Z</meta:creation-date>
    <dc:date>2023-07-06T05:13:37Z</dc:date>
    <meta:editing-duration>PT0S</meta:editing-duration>
  </office:meta>
</office:document-meta>
</file>